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8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081cm" svg:stroke-color="#e8a202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212cm" svg:stroke-color="#e8a202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8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 Demi Cond" fo:font-size="54pt"/>
    </style:style>
    <style:style style:name="P8" style:family="paragraph">
      <loext:graphic-properties draw:fill="none" draw:fill-color="#ffffff"/>
      <style:paragraph-properties style:writing-mode="lr-tb"/>
      <style:text-properties fo:color="#e8a202" loext:opacity="100%" style:font-name="Latin Modern Sans Demi Cond" fo:font-size="54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8a202" loext:opacity="100%" style:font-name="Latin Modern Sans Demi Cond" fo:font-size="54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8a202" loext:opacity="100%" style:font-name="Latin Modern Sans Demi Cond" fo:font-size="40pt" style:font-size-asian="32pt" style:font-size-complex="32pt"/>
    </style:style>
    <style:style style:name="T1" style:family="text">
      <style:text-properties fo:color="#800080" loext:opacity="100%" style:font-name="Latin Modern Sans Demi Cond" fo:font-size="28pt" style:font-size-asian="16pt" style:font-size-complex="16pt"/>
    </style:style>
    <style:style style:name="T2" style:family="text">
      <style:text-properties fo:color="#800080" loext:opacity="100%" style:font-name="Latin Modern Sans Demi Cond" fo:font-size="54pt" style:font-size-asian="16pt" style:font-size-complex="16pt"/>
    </style:style>
    <style:style style:name="T3" style:family="text">
      <style:text-properties fo:color="#800080" loext:opacity="100%" style:text-position="33% 58%" style:font-name="Latin Modern Sans Demi Cond" fo:font-size="54pt" style:font-size-asian="16pt" style:font-size-complex="16pt"/>
    </style:style>
    <style:style style:name="T4" style:family="text">
      <style:text-properties fo:color="#e8a202" loext:opacity="100%" style:font-name="Latin Modern Sans Demi Cond" fo:font-size="54pt" style:font-size-asian="32pt" style:font-size-complex="32pt"/>
    </style:style>
    <style:style style:name="T5" style:family="text">
      <style:text-properties fo:color="#e8a202" loext:opacity="100%" style:font-name="Latin Modern Sans Demi Cond" fo:font-size="54pt" style:font-size-asian="16pt" style:font-size-complex="16pt"/>
    </style:style>
    <style:style style:name="T6" style:family="text">
      <style:text-properties fo:color="#e8a202" loext:opacity="100%" style:text-position="33% 58%" style:font-name="Latin Modern Sans Demi Cond" fo:font-size="54pt" style:font-size-asian="16pt" style:font-size-complex="16pt"/>
    </style:style>
    <style:style style:name="T7" style:family="text">
      <style:text-properties fo:color="#e8a202" loext:opacity="100%" style:font-name="Latin Modern Sans Demi Cond"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cm" svg:height="1.827cm" svg:x="2.3cm" svg:y="13.1cm">
          <draw:text-box>
            <text:p text:style-name="P1"><text:span text:style-name="T1">Pair creation</text:span></text:p>
          </draw:text-box>
        </draw:frame>
        <draw:custom-shape draw:style-name="gr2" draw:text-style-name="P3" draw:layer="layout" svg:width="5.6cm" svg:height="14.5cm" svg:x="2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4cm" svg:y1="7.1cm" svg:x2="9.5cm" svg:y2="2.5cm">
          <text:p/>
        </draw:line>
        <draw:frame draw:style-name="gr4" draw:text-style-name="P5" draw:layer="layout" svg:width="0.502cm" svg:height="1.187cm" svg:x="9.8cm" svg:y="1.7cm">
          <draw:text-box>
            <text:p/>
          </draw:text-box>
        </draw:frame>
        <draw:frame draw:style-name="gr5" draw:text-style-name="P7" draw:layer="layout" svg:width="2cm" svg:height="2.931cm" svg:x="8.4cm" svg:y="-0.331cm">
          <draw:text-box>
            <text:p text:style-name="P6"><text:span text:style-name="T2">e</text:span><text:span text:style-name="T3">-</text:span></text:p>
          </draw:text-box>
        </draw:frame>
        <draw:frame draw:style-name="gr6" draw:text-style-name="P8" draw:layer="layout" svg:width="0.989cm" svg:height="2.931cm" svg:x="14.3cm" svg:y="4.569cm">
          <draw:text-box>
            <text:p><text:span text:style-name="T4">x</text:span></text:p>
          </draw:text-box>
        </draw:frame>
        <draw:frame draw:style-name="gr7" draw:text-style-name="P9" draw:layer="layout" svg:width="1.8cm" svg:height="2.931cm" svg:x="11.7cm" svg:y="4.369cm">
          <draw:text-box>
            <text:p text:style-name="P6"><text:span text:style-name="T5">e</text:span><text:span text:style-name="T6">-</text:span></text:p>
          </draw:text-box>
        </draw:frame>
        <draw:line draw:style-name="gr8" draw:text-style-name="P4" draw:layer="layout" svg:x1="12.2cm" svg:y1="3cm" svg:x2="16cm" svg:y2="3.2cm">
          <text:p/>
        </draw:line>
        <draw:g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1.22014651986751cm 7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) rotate (1.83730810357443) translate (1.32659439837508cm 7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1.56088750336271cm 7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1.67023336379105cm 7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90765449806905cm 7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2.01790726269885cm 7.4766076452064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2.2503601733805cm 7.07679089230164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2.35252367714818cm 7.45836286944081cm)" svg:viewBox="0 0 213 166" svg:d="M0 166c300-1 196-166 196-166">
                  <text:p/>
                </draw:path>
              </draw:g>
            </draw:g>
          </draw:g>
          <draw:g>
            <draw:g>
              <draw:path draw:style-name="gr9" draw:text-style-name="P10" draw:layer="layout" svg:width="0.216cm" svg:height="0.164cm" draw:transform="skewX (-0.739146938219599) rotate (-1.31301119627533) translate (2.59590376326735cm 7.07509869375209cm)" svg:viewBox="0 0 217 165" svg:d="M0 165c302-2 201-165 201-165">
                <text:p/>
              </draw:path>
              <draw:path draw:style-name="gr9" draw:text-style-name="P10" draw:layer="layout" svg:width="0.22cm" svg:height="0.166cm" draw:transform="skewX (-0.775275253735881) rotate (1.8460347498344) translate (2.70341014008663cm 7.47020632383798cm)" svg:viewBox="0 0 221 167" svg:d="M0 167c298-1 208-167 208-167">
                <text:p/>
              </draw:path>
              <draw:path draw:style-name="gr9" draw:text-style-name="P10" draw:layer="layout" svg:width="0.22cm" svg:height="0.163cm" draw:transform="skewX (-0.756251164889143) rotate (-1.30969507069655) translate (2.9349728924069cm 7.06320376104187cm)" svg:viewBox="0 0 221 164" svg:d="M0 164c302 1 207-164 207-164">
                <text:p/>
              </draw:path>
              <draw:path draw:style-name="gr9" draw:text-style-name="P10" draw:layer="layout" svg:width="0.217cm" svg:height="0.166cm" draw:transform="skewX (-0.765152344074314) rotate (1.84062422915322) translate (3.04244491763412cm 7.46008114789049cm)" svg:viewBox="0 0 218 167" svg:d="M0 167c300-2 203-167 203-167">
                <text:p/>
              </draw:path>
            </draw:g>
          </draw:g>
          <draw:path draw:style-name="gr9" draw:text-style-name="P10" draw:layer="layout" svg:width="0.216cm" svg:height="0.164cm" draw:transform="skewX (-0.742637596723587) rotate (-1.32156330961011) translate (3.28478192675839cm 7.07518869937364cm)" svg:viewBox="0 0 217 165" svg:d="M0 165c305-3 200-165 200-165">
            <text:p/>
          </draw:path>
          <draw:path draw:style-name="gr9" draw:text-style-name="P10" draw:layer="layout" svg:width="0.218cm" svg:height="0.165cm" draw:transform="skewX (-0.764977811149115) rotate (1.85598312657077) translate (3.39204011855703cm 7.46816937819497cm)" svg:viewBox="0 0 219 166" svg:d="M0 166c295 3 206-166 206-166">
            <text:p/>
          </draw:path>
          <draw:path draw:style-name="gr9" draw:text-style-name="P10" draw:layer="layout" svg:width="0.215cm" svg:height="0.163cm" draw:transform="skewX (-0.730594824884826) rotate (-1.30969507069655) translate (3.62421364011119cm 7.07128360573122cm)" svg:viewBox="0 0 216 164" svg:d="M0 164c301 0 199-164 199-164">
            <text:p/>
          </draw:path>
          <draw:path draw:style-name="gr9" draw:text-style-name="P10" draw:layer="layout" svg:width="0.212cm" svg:height="0.165cm" draw:transform="skewX (-0.736878010192006) rotate (1.84062422915322) translate (3.72732210328766cm 7.4521397644025cm)" svg:viewBox="0 0 213 166" svg:d="M0 166c300-1 195-166 195-166">
            <text:p/>
          </draw:path>
          <draw:line draw:style-name="gr10" draw:text-style-name="P4" draw:layer="layout" svg:x1="4.087cm" svg:y1="7.227cm" svg:x2="4.26cm" svg:y2="7.23cm">
            <text:p/>
          </draw:line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0.520146519867512cm 7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1) rotate (1.83730810357443) translate (0.626594398375077cm 7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0.860887503362712cm 7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0.970233363791053cm 7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20765449806905cm 7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1.31790726269885cm 7.4766076452064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1.5503601733805cm 7.07679089230164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1.65252367714818cm 7.45836286944081cm)" svg:viewBox="0 0 213 166" svg:d="M0 166c300-1 196-166 196-166">
                  <text:p/>
                </draw:path>
              </draw:g>
            </draw:g>
          </draw:g>
        </draw:g>
        <draw:frame draw:style-name="gr11" draw:text-style-name="P11" draw:layer="layout" svg:width="2.677cm" svg:height="2.237cm" svg:x="0.1cm" svg:y="4.6cm">
          <draw:text-box>
            <text:p><text:span text:style-name="T7"><text:s/></text:span><text:span text:style-name="T7">γ</text:span></text:p>
          </draw:text-box>
        </draw:frame>
        <draw:line draw:style-name="gr3" draw:text-style-name="P4" draw:layer="layout" svg:x1="4.4cm" svg:y1="7.4cm" svg:x2="8.8cm" svg:y2="10.9cm">
          <text:p/>
        </draw:line>
        <draw:frame draw:style-name="gr12" draw:text-style-name="P7" draw:layer="layout" svg:width="2.6cm" svg:height="2.931cm" svg:x="8.3cm" svg:y="10.369cm">
          <draw:text-box>
            <text:p text:style-name="P6"><text:span text:style-name="T2">e</text:span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03T09:18:05.186880666</meta:creation-date>
    <dc:date>2020-10-14T11:58:28.340704901</dc:date>
    <meta:editing-duration>PT56M43S</meta:editing-duration>
    <meta:editing-cycles>24</meta:editing-cycles>
    <meta:generator>LibreOffice/7.0.2.2$Linux_X86_64 LibreOffice_project/00$Build-2</meta:generator>
    <meta:document-statistic meta:object-count="49"/>
  </office:meta>
</office:document-meta>
</file>